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1. Niech zabrzmi Panu</text:span><text:span text:style-name="T1"><text:line-break/></text:span><text:span text:style-name="T1">chwała w niebiosach,</text:span><text:span text:style-name="T1"><text:line-break/></text:span><text:span text:style-name="T1">- Na wysokościach cześć</text:span><text:span text:style-name="T1"><text:line-break/></text:span><text:span text:style-name="T1">niech oddadz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Wielbijcie Pana</text:span><text:span text:style-name="T1"><text:line-break/></text:span><text:span text:style-name="T1">duchy niebieskie</text:span><text:span text:style-name="T1"><text:line-break/></text:span><text:span text:style-name="T1">- Wielbijcie Pana</text:span><text:span text:style-name="T1"><text:line-break/></text:span><text:span text:style-name="T1">Jego zastęp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1">2. Słońce, księżycu,</text:span><text:span text:style-name="T1"><text:line-break/></text:span><text:span text:style-name="T1">wielbijcie Pana,</text:span><text:span text:style-name="T1"><text:line-break/></text:span><text:span text:style-name="T1">- Gwiazdy świecące,</text:span><text:span text:style-name="T1"><text:line-break/></text:span><text:span text:style-name="T1">wielbijcie Pan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1">Niebiosa niebios</text:span><text:span text:style-name="T1"><text:line-break/></text:span><text:span text:style-name="T1">wielbijcie Pana,</text:span><text:span text:style-name="T1"><text:line-break/></text:span><text:span text:style-name="T1">- Wody podniebne</text:span><text:span text:style-name="T1"><text:line-break/></text:span><text:span text:style-name="T1">wielbijcie P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3. Niech wszyscy</text:span><text:span text:style-name="T1"><text:line-break/></text:span><text:span text:style-name="T1">wielbią Imię Pana,</text:span><text:span text:style-name="T1"><text:line-break/></text:span><text:span text:style-name="T1">- Bo Jego słowo stwarza</text:span><text:span text:style-name="T1"><text:line-break/></text:span><text:span text:style-name="T1">wciąż wszystko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Bo tylko Jego</text:span><text:span text:style-name="T1"><text:line-break/></text:span><text:span text:style-name="T1">Imię jest wzniosłe,</text:span><text:span text:style-name="T1"><text:line-break/></text:span><text:span text:style-name="T1">- Niechaj na wieki</text:span><text:span text:style-name="T1"><text:line-break/></text:span><text:span text:style-name="T1">brzmi Jego chwa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4. On daje siłę</text:span><text:span text:style-name="T1"><text:line-break/></text:span><text:span text:style-name="T1">swemu ludowi,</text:span><text:span text:style-name="T1"><text:line-break/></text:span><text:span text:style-name="T1">- Z prochu podnosi</text:span><text:span text:style-name="T1"><text:line-break/></text:span><text:span text:style-name="T1">swoich przyjació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Jest Bogiem bliskim</text:span><text:span text:style-name="T1"><text:line-break/></text:span><text:span text:style-name="T1">dla Izraela,</text:span><text:span text:style-name="T1"><text:line-break/></text:span><text:span text:style-name="T1">- Swoich wybranych</text:span><text:span text:style-name="T1"><text:line-break/></text:span><text:span text:style-name="T1">On sam umac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draw:frame presentation:style-name="pr1" draw:text-style-name="P5" draw:layer="layout" svg:width="28cm" svg:height="26.866cm" svg:x="-0.001cm" svg:y="-2.935cm" presentation:class="title" presentation:user-transformed="true">
          <draw:text-box>
            <text:p text:style-name="P4"><text:span text:style-name="T1">5. Niech zabrzmi chwała</text:span><text:span text:style-name="T1"><text:line-break/></text:span><text:span text:style-name="T1">Ojcu, co stwarza,</text:span><text:span text:style-name="T1"><text:line-break/></text:span><text:span text:style-name="T1">- Jego Synowi,</text:span><text:span text:style-name="T1"><text:line-break/></text:span><text:span text:style-name="T1">który jest Panem,</text:span><text:span text:style-name="T1"><text:line-break/></text:span><text:span text:style-name="T1">Duchowi, który</text:span><text:span text:style-name="T1"><text:line-break/></text:span><text:span text:style-name="T1">w nas zamieszkuje</text:span><text:span text:style-name="T1"><text:line-break/></text:span><text:span text:style-name="T1">- przez wszystkie</text:span><text:span text:style-name="T1"><text:line-break/></text:span><text:span text:style-name="T1">wieki wieków. Am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7T17:50:27</meta:creation-date>
    <dc:date>2013-06-25T18:51:21.72</dc:date>
    <dc:language>pl-PL</dc:language>
    <meta:editing-cycles>8</meta:editing-cycles>
    <meta:editing-duration>PT12M8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